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6cm" fo:min-width="1.552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justify"/>
    </style:style>
    <style:style style:name="P5" style:family="paragraph">
      <style:paragraph-properties fo:text-align="end"/>
      <style:text-properties fo:color="#ff3333"/>
    </style:style>
    <style:style style:name="P6" style:family="paragraph">
      <loext:graphic-properties draw:fill="none"/>
      <style:paragraph-properties fo:text-align="center"/>
      <style:text-properties fo:color="#ff3333"/>
    </style:style>
    <style:style style:name="P7" style:family="paragraph">
      <style:paragraph-properties fo:text-align="center"/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cm" svg:height="2.7cm" svg:x="5.3cm" svg:y="5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cm" svg:height="3cm" svg:x="13.8cm" svg:y="4.8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draw:line-skew="-0.899cm" svg:x1="6.65cm" svg:y1="5cm" svg:x2="15.3cm" svg:y2="4.8cm" draw:start-shape="id1" draw:start-glue-point="4" draw:end-shape="id2" draw:end-glue-point="4" svg:d="M6650 5000c0-2400 8650-2300 8650-200" svg:viewBox="0 0 8651 1789">
          <text:p text:style-name="P1">X</text:p>
        </draw:connector>
        <draw:connector draw:style-name="gr4" draw:text-style-name="P2" draw:layer="layout" draw:type="curve" draw:line-skew="0.105cm" svg:x1="14.239cm" svg:y1="5.239cm" svg:x2="7.605cm" svg:y2="5.395cm" draw:start-shape="id2" draw:start-glue-point="5" draw:end-shape="id1" draw:end-glue-point="11" svg:d="M14239 5239c-4849 0-1533 156-6634 156" svg:viewBox="0 0 6635 157">
          <text:p/>
        </draw:connector>
        <draw:connector draw:style-name="gr3" draw:text-style-name="P2" draw:layer="layout" draw:type="curve" svg:x1="15.3cm" svg:y1="7.8cm" svg:x2="6.65cm" svg:y2="7.7cm" draw:start-shape="id2" draw:start-glue-point="8" draw:end-shape="id1" draw:end-glue-point="8" svg:d="M15300 7800c0 753-8650 803-8650-100" svg:viewBox="0 0 8651 672">
          <text:p text:style-name="P1">Y</text:p>
        </draw:connector>
        <draw:custom-shape draw:style-name="gr5" draw:text-style-name="P1" xml:id="id6" draw:id="id6" draw:layer="layout" svg:width="2.9cm" svg:height="2.7cm" svg:x="5.5cm" svg:y="18.2cm">
          <text:p text:style-name="P1">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9cm" svg:height="2.7cm" svg:x="13.5cm" svg:y="18.2cm">
          <text:p text:style-name="P1">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9cm" svg:height="2.7cm" svg:x="5.7cm" svg:y="12.8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9cm" svg:height="2.7cm" svg:x="13.5cm" svg:y="12.7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3.5cm" svg:y1="19.55cm" svg:x2="8.176cm" svg:y2="15.105cm" draw:start-shape="id3" draw:start-glue-point="6" draw:end-shape="id4" draw:end-glue-point="9" svg:d="M13500 19550c-3550 0-5324-1481-5324-4445" svg:viewBox="0 0 5325 4446">
          <text:p text:style-name="P3">Y</text:p>
        </draw:connector>
        <draw:connector draw:style-name="gr3" draw:text-style-name="P2" draw:layer="layout" draw:type="curve" svg:x1="8.184cm" svg:y1="12.973cm" svg:x2="14.95cm" svg:y2="12.7cm" draw:end-shape="id5" draw:end-glue-point="4" svg:d="M8184 12973c0-1161 6766-1024 6766-273" svg:viewBox="0 0 6767 855">
          <text:p text:style-name="P1">Y</text:p>
        </draw:connector>
        <draw:connector draw:style-name="gr3" draw:text-style-name="P2" draw:layer="layout" draw:type="curve" svg:x1="14.95cm" svg:y1="18.2cm" svg:x2="14.95cm" svg:y2="15.4cm" draw:start-shape="id3" draw:end-shape="id5" draw:end-glue-point="8" svg:d="M14950 18200v-2800" svg:viewBox="0 0 1 2801">
          <text:p text:style-name="P1">Y</text:p>
        </draw:connector>
        <draw:connector draw:style-name="gr6" draw:text-style-name="P6" draw:layer="layout" draw:type="curve" svg:x1="8.4cm" svg:y1="19.55cm" svg:x2="13.924cm" svg:y2="15.005cm" draw:start-shape="id6" draw:start-glue-point="10" draw:end-shape="id5" draw:end-glue-point="7" svg:d="M8400 19550c3683 0 5524-1515 5524-4545" svg:viewBox="0 0 5525 4546">
          <text:p text:style-name="P5"><text:span text:style-name="T1">X</text:span></text:p>
        </draw:connector>
        <draw:connector draw:style-name="gr6" draw:text-style-name="P6" draw:layer="layout" draw:type="curve" svg:x1="13.5cm" svg:y1="14.05cm" svg:x2="8.6cm" svg:y2="14.15cm" draw:start-shape="id5" draw:start-glue-point="6" draw:end-shape="id4" draw:end-glue-point="10" svg:d="M13500 14050c-3673 0-1224 100-4900 100" svg:viewBox="0 0 4901 101">
          <text:p text:style-name="P7"><text:span text:style-name="T1">X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7:36:11.745844038</meta:creation-date>
    <dc:date>2017-10-11T18:14:39.733979761</dc:date>
    <meta:editing-duration>PT28M17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